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473cm" table:align="left"/>
    </style:style>
    <style:style style:name="Table1.A" style:family="table-column">
      <style:table-column-properties style:column-width="2.127cm"/>
    </style:style>
    <style:style style:name="Table1.B" style:family="table-column">
      <style:table-column-properties style:column-width="1.965cm"/>
    </style:style>
    <style:style style:name="Table1.C" style:family="table-column">
      <style:table-column-properties style:column-width="14.381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316cm" table:align="left"/>
    </style:style>
    <style:style style:name="Table2.A" style:family="table-column">
      <style:table-column-properties style:column-width="3.769cm"/>
    </style:style>
    <style:style style:name="Table2.B" style:family="table-column">
      <style:table-column-properties style:column-width="1.644cm"/>
    </style:style>
    <style:style style:name="Table2.C" style:family="table-column">
      <style:table-column-properties style:column-width="8.902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itbucket Cloud REST API (v2.0) предоставляет endpoint для поиска репозиториев:</text:p>
      <text:p text:style-name="Preformatted_20_Text">bash</text:p>
      <text:p text:style-name="Preformatted_20_Text">КопироватьРедактировать</text:p>
      <text:p text:style-name="P1"><text:span text:style-name="Source_20_Text">GET https://api.bitbucket.org/2.0/repositories</text:span></text:p>
      <text:p text:style-name="Text_20_body">Также можно использовать:</text:p>
      <text:p text:style-name="Preformatted_20_Text">bash</text:p>
      <text:p text:style-name="Preformatted_20_Text">КопироватьРедактировать</text:p>
      <text:p text:style-name="P1"><text:span text:style-name="Source_20_Text">GET https://api.bitbucket.org/2.0/repositories/{username}</text:span></text:p>
      <text:p text:style-name="Text_20_body">или</text:p>
      <text:p text:style-name="Preformatted_20_Text">bash</text:p>
      <text:p text:style-name="Preformatted_20_Text">КопироватьРедактировать</text:p>
      <text:p text:style-name="P1"><text:span text:style-name="Source_20_Text">GET https://api.bitbucket.org/2.0/repositories?q=...</text:span></text:p>
      <text:p text:style-name="Horizontal_20_Line"/>
      <text:h text:style-name="Heading_20_3" text:outline-level="3">✅ <text:span text:style-name="Strong_20_Emphasis">Все параметры запроса для поиска репозиториев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ип</text:p>
            </table:table-cell>
            <table:table-cell table:style-name="Table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q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Строка фильтрации по определённому синтаксису (см. ниже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ort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Поле для сортировки (например, <text:span text:style-name="Source_20_Text">-updated_on</text:span>, <text:span text:style-name="Source_20_Text">name</text:span>, <text:span text:style-name="Source_20_Text">created_on</text:span>, и др.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role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Ограничение по роли пользователя: <text:span text:style-name="Source_20_Text">owner</text:span>, <text:span text:style-name="Source_20_Text">contributor</text:span>, <text:span text:style-name="Source_20_Text">member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agelen</text:span>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C2" office:value-type="string">
            <text:p text:style-name="Table_20_Contents">Кол-во результатов на страницу (по умолчанию 10, максимум — 100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age</text:span>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C2" office:value-type="string">
            <text:p text:style-name="Table_20_Contents">Номер страниц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fields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Указывает, какие поля включать в ответ (для оптимизации).</text:p>
          </table:table-cell>
        </table:table-row>
      </table:table>
      <text:p text:style-name="Horizontal_20_Line"/>
      <text:h text:style-name="Heading_20_3" text:outline-level="3">🔍 <text:span text:style-name="Strong_20_Emphasis">Синтаксис фильтрации через параметр </text:span><text:span text:style-name="Strong_20_Emphasis"><text:span text:style-name="Source_20_Text">q</text:span></text:span>:</text:h>
      <text:p text:style-name="Text_20_body">Формат: <text:span text:style-name="Source_20_Text">field operator "value"</text:span><text:line-break/>Поддерживаются логические операторы <text:span text:style-name="Source_20_Text">AND</text:span>, <text:span text:style-name="Source_20_Text">OR</text:span>, скобки.</text:p>
      <text:h text:style-name="Heading_20_4" text:outline-level="4">Основные поля фильтрации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Поле</text:p>
            </table:table-cell>
            <table:table-cell table:style-name="Table2.A1" office:value-type="string">
              <text:p text:style-name="Table_20_Heading">Тип</text:p>
            </table:table-cell>
            <table:table-cell table:style-name="Table2.C1" office:value-type="string">
              <text:p text:style-name="Table_20_Heading">Пример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name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<text:span text:style-name="Source_20_Text">name ~ "test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full_name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<text:span text:style-name="Source_20_Text">full_name ~ "john/project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owner.username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<text:span text:style-name="Source_20_Text">owner.username = "john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scm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<text:span text:style-name="Source_20_Text">scm = "git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is_private</text:span>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<text:span text:style-name="Source_20_Text">is_private = true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updated_on</text:span>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C2" office:value-type="string">
            <text:p text:style-name="Table_20_Contents"><text:span text:style-name="Source_20_Text">updated_on &gt; "2024-01-01T00:00:00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created_on</text:span>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C2" office:value-type="string">
            <text:p text:style-name="Table_20_Contents"><text:span text:style-name="Source_20_Text">created_on &lt; "2023-01-01T00:00:00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language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<text:span text:style-name="Source_20_Text">language = "kotlin"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has_issues</text:span>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<text:span text:style-name="Source_20_Text">has_issues = true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slug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<text:span text:style-name="Source_20_Text">slug = "project-repo"</text:span></text:p>
          </table:table-cell>
        </table:table-row>
      </table:table>
      <text:h text:style-name="Heading_20_4" text:outline-level="4">Операторы:</text:h>
      <text:list text:style-name="L1">
        <text:list-item>
          <text:p text:style-name="P2"><text:span text:style-name="Source_20_Text">=</text:span> — равно</text:p>
        </text:list-item>
        <text:list-item>
          <text:p text:style-name="P2"><text:span text:style-name="Source_20_Text">!=</text:span> — не равно</text:p>
        </text:list-item>
        <text:list-item>
          <text:p text:style-name="P2"><text:span text:style-name="Source_20_Text">~</text:span> — частичное совпадение (like)</text:p>
        </text:list-item>
        <text:list-item>
          <text:p text:style-name="P2"><text:soft-page-break/><text:span text:style-name="Source_20_Text">in</text:span> — входит в список</text:p>
        </text:list-item>
        <text:list-item>
          <text:p text:style-name="P2"><text:span text:style-name="Source_20_Text">&gt;</text:span> / <text:span text:style-name="Source_20_Text">&lt;</text:span> / <text:span text:style-name="Source_20_Text">&gt;=</text:span> / <text:span text:style-name="Source_20_Text">&lt;=</text:span> — сравнение</text:p>
        </text:list-item>
      </text:list>
      <text:p text:style-name="Horizontal_20_Line"/>
      <text:h text:style-name="Heading_20_3" text:outline-level="3">📌 Примеры запросов:</text:h>
      <text:p text:style-name="Text_20_body"><text:span text:style-name="Strong_20_Emphasis">Все публичные Kotlin-репозитории:</text:span></text:p>
      <text:p text:style-name="Preformatted_20_Text">sql</text:p>
      <text:p text:style-name="Preformatted_20_Text">КопироватьРедактировать</text:p>
      <text:p text:style-name="P1"><text:span text:style-name="Source_20_Text">GET /2.0/repositories?q=language="kotlin" AND is_private=false</text:span></text:p>
      <text:p text:style-name="Text_20_body"><text:span text:style-name="Strong_20_Emphasis">Репозитории пользователя </text:span><text:span text:style-name="Strong_20_Emphasis"><text:span text:style-name="Source_20_Text">john</text:span></text:span><text:span text:style-name="Strong_20_Emphasis">, созданные после 2023 года:</text:span></text:p>
      <text:p text:style-name="Preformatted_20_Text">bash</text:p>
      <text:p text:style-name="Preformatted_20_Text">КопироватьРедактировать</text:p>
      <text:p text:style-name="P1"><text:span text:style-name="Source_20_Text">GET /2.0/repositories/john?q=created_on&gt;"2023-01-01"</text:span></text:p>
      <text:p text:style-name="Text_20_body"><text:span text:style-name="Strong_20_Emphasis">Отсортированные по дате обновления:</text:span></text:p>
      <text:p text:style-name="Preformatted_20_Text">bash</text:p>
      <text:p text:style-name="Preformatted_20_Text">КопироватьРедактировать</text:p>
      <text:p text:style-name="P1"><text:span text:style-name="Source_20_Text">GET /2.0/repositories?q=language="kotlin"&amp;sort=-updated_on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7:21:26.719032543</meta:creation-date>
    <dc:date>2025-06-16T17:22:54.207805499</dc:date>
    <meta:editing-duration>PT1M26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2" meta:paragraph-count="89" meta:word-count="220" meta:character-count="1833" meta:non-whitespace-character-count="1701"/>
  </office:meta>
</office:document-meta>
</file>